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</office:font-face-decls>
  <office:automatic-styles>
    <style:style style:name="P1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214bc5" officeooo:paragraph-rsid="00214bc5" fo:background-color="transparent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21c77e" officeooo:paragraph-rsid="002a3201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2870e1" officeooo:paragraph-rsid="002870e1" fo:background-color="transparen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2a3201" officeooo:paragraph-rsid="002a3201" fo:background-color="transparen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2eb331" officeooo:paragraph-rsid="002eb331" fo:background-color="transparent"/>
    </style:style>
    <style:style style:name="P7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303d32" officeooo:paragraph-rsid="00303d32" fo:background-color="transparent"/>
    </style:style>
    <style:style style:name="P8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303d32" fo:background-color="transparent"/>
    </style:style>
    <style:style style:name="P9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34c72e" officeooo:paragraph-rsid="0034c72e" fo:background-color="transparent"/>
    </style:style>
    <style:style style:name="P10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35c9e0" officeooo:paragraph-rsid="0035c9e0" fo:background-color="transparent"/>
    </style:style>
    <style:style style:name="P11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fo:background-color="transparent"/>
    </style:style>
    <style:style style:name="P12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214bc5" officeooo:paragraph-rsid="002a3201" fo:background-color="transparent"/>
    </style:style>
    <style:style style:name="P13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214bc5" officeooo:paragraph-rsid="00214bc5" fo:background-color="transparent"/>
    </style:style>
    <style:style style:name="P14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21c77e" officeooo:paragraph-rsid="002a3201" fo:background-color="transparent"/>
    </style:style>
    <style:style style:name="P15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21c77e" officeooo:paragraph-rsid="00214bc5" fo:background-color="transparent"/>
    </style:style>
    <style:style style:name="P16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21c77e" officeooo:paragraph-rsid="0021c77e" fo:background-color="transparent"/>
    </style:style>
    <style:style style:name="P17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2870e1" officeooo:paragraph-rsid="002870e1" fo:background-color="transparent"/>
    </style:style>
    <style:style style:name="P18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2a3201" officeooo:paragraph-rsid="002a3201" fo:background-color="transparent"/>
    </style:style>
    <style:style style:name="P19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2eb331" officeooo:paragraph-rsid="002eb331" fo:background-color="transparent"/>
    </style:style>
    <style:style style:name="P20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303d32" officeooo:paragraph-rsid="00303d32" fo:background-color="transparent"/>
    </style:style>
    <style:style style:name="P21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34c72e" officeooo:paragraph-rsid="0034c72e" fo:background-color="transparent"/>
    </style:style>
    <style:style style:name="P22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035c9e0" officeooo:paragraph-rsid="0035c9e0" fo:background-color="transparent"/>
    </style:style>
    <style:style style:name="P23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fo:background-color="transparent"/>
    </style:style>
    <style:style style:name="P24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021c77e" officeooo:paragraph-rsid="002a3201" fo:background-color="transparent"/>
    </style:style>
    <style:style style:name="P25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0214bc5" officeooo:paragraph-rsid="00214bc5" fo:background-color="transparent"/>
    </style:style>
    <style:style style:name="P26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02870e1" officeooo:paragraph-rsid="002870e1" fo:background-color="transparent"/>
    </style:style>
    <style:style style:name="P27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02a3201" officeooo:paragraph-rsid="002a3201" fo:background-color="transparent"/>
    </style:style>
    <style:style style:name="P28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02eb331" officeooo:paragraph-rsid="002eb331" fo:background-color="transparent"/>
    </style:style>
    <style:style style:name="P29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0303d32" officeooo:paragraph-rsid="00303d32" fo:background-color="transparent"/>
    </style:style>
    <style:style style:name="P30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034c72e" officeooo:paragraph-rsid="0034c72e" fo:background-color="transparent"/>
    </style:style>
    <style:style style:name="P31" style:family="paragraph" style:parent-style-name="Standard">
      <loext:graphic-properties draw:fill="solid" draw:fill-color="#f8f8f8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035c9e0" officeooo:paragraph-rsid="0035c9e0" fo:background-color="transparent"/>
    </style:style>
    <style:style style:name="T1" style:family="text">
      <style:text-properties fo:color="#bbbbbb" loext:opacity="100%"/>
    </style:style>
    <style:style style:name="T2" style:family="text">
      <style:text-properties fo:color="#bbbbbb" loext:opacity="100%" fo:font-style="normal" style:text-underline-style="none" fo:font-weight="normal"/>
    </style:style>
    <style:style style:name="T3" style:family="text">
      <style:text-properties fo:color="#bbbbbb" loext:opacity="100%" officeooo:rsid="0024bf6e"/>
    </style:style>
    <style:style style:name="T4" style:family="text">
      <style:text-properties fo:color="#bbbbbb" loext:opacity="100%" officeooo:rsid="002d04e2"/>
    </style:style>
    <style:style style:name="T5" style:family="text">
      <style:text-properties fo:color="#bbbbbb" loext:opacity="100%" officeooo:rsid="002b7e66"/>
    </style:style>
    <style:style style:name="T6" style:family="text">
      <style:text-properties fo:color="#bbbbbb" loext:opacity="100%" officeooo:rsid="00322d82"/>
    </style:style>
    <style:style style:name="T7" style:family="text">
      <style:text-properties fo:color="#bbbbbb" loext:opacity="100%" officeooo:rsid="00303d32"/>
    </style:style>
    <style:style style:name="T8" style:family="text">
      <style:text-properties fo:color="#b00040" loext:opacity="100%"/>
    </style:style>
    <style:style style:name="T9" style:family="text">
      <style:text-properties fo:color="#b00040" loext:opacity="100%" officeooo:rsid="002d04e2"/>
    </style:style>
    <style:style style:name="T10" style:family="text">
      <style:text-properties fo:color="#b00040" loext:opacity="100%" officeooo:rsid="002b7e66"/>
    </style:style>
    <style:style style:name="T11" style:family="text">
      <style:text-properties fo:color="#b00040" loext:opacity="100%" officeooo:rsid="00322d82"/>
    </style:style>
    <style:style style:name="T12" style:family="text">
      <style:text-properties fo:color="#0000ff" loext:opacity="100%"/>
    </style:style>
    <style:style style:name="T13" style:family="text">
      <style:text-properties fo:color="#0000ff" loext:opacity="100%" fo:font-weight="bold"/>
    </style:style>
    <style:style style:name="T14" style:family="text">
      <style:text-properties fo:color="#0000ff" loext:opacity="100%" officeooo:rsid="0024bf6e"/>
    </style:style>
    <style:style style:name="T15" style:family="text">
      <style:text-properties fo:color="#0000ff" loext:opacity="100%" officeooo:rsid="002b7e66"/>
    </style:style>
    <style:style style:name="T16" style:family="text">
      <style:text-properties fo:color="#0000ff" loext:opacity="100%" officeooo:rsid="00322d82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style:font-name="Noto Sans Devanagari" fo:font-size="12pt" style:font-size-asian="12pt"/>
    </style:style>
    <style:style style:name="T19" style:family="text">
      <style:text-properties fo:color="#000000" loext:opacity="100%" officeooo:rsid="0024bf6e"/>
    </style:style>
    <style:style style:name="T20" style:family="text">
      <style:text-properties fo:color="#000000" loext:opacity="100%" officeooo:rsid="002d04e2"/>
    </style:style>
    <style:style style:name="T21" style:family="text">
      <style:text-properties fo:color="#000000" loext:opacity="100%" officeooo:rsid="002b7e66"/>
    </style:style>
    <style:style style:name="T22" style:family="text">
      <style:text-properties fo:color="#000000" loext:opacity="100%" officeooo:rsid="00322d82"/>
    </style:style>
    <style:style style:name="T23" style:family="text">
      <style:text-properties fo:color="#008000" loext:opacity="100%" fo:font-weight="bold"/>
    </style:style>
    <style:style style:name="T24" style:family="text">
      <style:text-properties fo:color="#008000" loext:opacity="100%" fo:font-weight="bold" officeooo:rsid="0024bf6e"/>
    </style:style>
    <style:style style:name="T25" style:family="text">
      <style:text-properties fo:color="#008000" loext:opacity="100%" fo:font-weight="bold" officeooo:rsid="00303d32"/>
    </style:style>
    <style:style style:name="T26" style:family="text">
      <style:text-properties fo:color="#008000" loext:opacity="100%" fo:font-weight="bold" officeooo:rsid="002d04e2"/>
    </style:style>
    <style:style style:name="T27" style:family="text">
      <style:text-properties fo:color="#008000" loext:opacity="100%" fo:font-weight="bold" officeooo:rsid="002b7e66"/>
    </style:style>
    <style:style style:name="T28" style:family="text">
      <style:text-properties fo:color="#008000" loext:opacity="100%" fo:font-weight="bold" officeooo:rsid="00322d82"/>
    </style:style>
    <style:style style:name="T29" style:family="text">
      <style:text-properties fo:color="#666666" loext:opacity="100%"/>
    </style:style>
    <style:style style:name="T30" style:family="text">
      <style:text-properties officeooo:rsid="0024bf6e"/>
    </style:style>
    <style:style style:name="T31" style:family="text">
      <style:text-properties officeooo:rsid="002b7e66"/>
    </style:style>
    <style:style style:name="T32" style:family="text">
      <style:text-properties officeooo:rsid="002d04e2"/>
    </style:style>
    <style:style style:name="T33" style:family="text">
      <style:text-properties officeooo:rsid="00303d32"/>
    </style:style>
    <style:style style:name="T34" style:family="text">
      <style:text-properties officeooo:rsid="00322d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3">class</text:span><text:span text:style-name="T1"> </text:span><text:span text:style-name="T13">AuthHandler</text:span><text:span text:style-name="T1"> </text:span><text:span text:style-name="T17">{</text:span></text:p>
      <text:p text:style-name="P1"><text:span text:style-name="T1"><text:tab/></text:span><text:span text:style-name="T23">private</text:span><text:span text:style-name="T1"> </text:span><text:span text:style-name="T8">int</text:span><text:span text:style-name="T1"> </text:span><text:span text:style-name="T17">id;</text:span></text:p>
      <text:p text:style-name="P11"><text:tab/></text:p>
      <text:p text:style-name="P1"><text:span text:style-name="T1"><text:tab/></text:span><text:span text:style-name="T23">public</text:span><text:span text:style-name="T1"> </text:span><text:span text:style-name="T8">bool</text:span><text:span text:style-name="T1"> </text:span><text:span text:style-name="T12">compareCreds</text:span><text:span text:style-name="T17">(</text:span><text:span text:style-name="T8">string</text:span><text:span text:style-name="T1"> </text:span><text:span text:style-name="T17">u1,</text:span><text:span text:style-name="T1"> </text:span><text:span text:style-name="T8">string</text:span><text:span text:style-name="T1"> </text:span><text:span text:style-name="T17">p1,</text:span><text:span text:style-name="T1"> </text:span><text:span text:style-name="T8">string</text:span><text:span text:style-name="T1"> </text:span><text:span text:style-name="T17">u2,</text:span><text:span text:style-name="T1"> </text:span><text:span text:style-name="T8">string</text:span><text:span text:style-name="T1"> </text:span><text:span text:style-name="T17">p2){};</text:span></text:p>
      <text:p text:style-name="P1"><text:span text:style-name="T1"><text:tab/></text:span><text:span text:style-name="T23">public</text:span><text:span text:style-name="T1"> </text:span><text:span text:style-name="T8">string</text:span><text:span text:style-name="T1"> </text:span><text:span text:style-name="T12">generateOTP</text:span><text:span text:style-name="T17">(</text:span><text:span text:style-name="T8">string</text:span><text:span text:style-name="T1"> </text:span><text:span text:style-name="T17">username){};</text:span></text:p>
      <text:p text:style-name="P1"><text:span text:style-name="T1"><text:tab/></text:span><text:span text:style-name="T23">public</text:span><text:span text:style-name="T1"> </text:span><text:span text:style-name="T8">string</text:span><text:span text:style-name="T1"> </text:span><text:span text:style-name="T12">generateSecret</text:span><text:span text:style-name="T17">(){};</text:span></text:p>
      <text:p text:style-name="P1"><text:span text:style-name="T1"><text:tab/></text:span><text:span text:style-name="T23">public</text:span><text:span text:style-name="T1"> </text:span><text:span text:style-name="T8">string</text:span><text:span text:style-name="T1"> </text:span><text:span text:style-name="T12">generatePasswordSalt</text:span><text:span text:style-name="T17">(){};</text:span></text:p>
      <text:p text:style-name="P1"><text:span text:style-name="T1"><text:tab/></text:span><text:span text:style-name="T23">public</text:span><text:span text:style-name="T1"> </text:span><text:span text:style-name="T8">string</text:span><text:span text:style-name="T1"> </text:span><text:span text:style-name="T12">generatePasswordHash</text:span><text:span text:style-name="T17">(</text:span><text:span text:style-name="T8">string</text:span><text:span text:style-name="T1"> </text:span><text:span text:style-name="T17">password,</text:span><text:span text:style-name="T1"> </text:span><text:span text:style-name="T8">string</text:span><text:span text:style-name="T1"> </text:span><text:span text:style-name="T17">salt){};</text:span></text:p>
      <text:p text:style-name="P23">}<text:span text:style-name="T2"/></text:p>
      <text:p text:style-name="P12"/>
      <text:p text:style-name="P3"><text:span text:style-name="T23">class</text:span><text:span text:style-name="T1"> </text:span><text:span text:style-name="T13">User</text:span><text:span text:style-name="T1"> </text:span><text:span text:style-name="T17">{</text:span></text:p>
      <text:p text:style-name="P3"><text:span text:style-name="T1"><text:tab/></text:span><text:span text:style-name="T23">private</text:span><text:span text:style-name="T1"> </text:span><text:span text:style-name="T8">int</text:span><text:span text:style-name="T1"> </text:span><text:span text:style-name="T17">id;</text:span></text:p>
      <text:p text:style-name="P3"><text:span text:style-name="T1"><text:tab/></text:span><text:span text:style-name="T23">private</text:span><text:span text:style-name="T1"> </text:span><text:span text:style-name="T8">string</text:span><text:span text:style-name="T1"> </text:span><text:span text:style-name="T17">name;</text:span></text:p>
      <text:p text:style-name="P3"><text:span text:style-name="T1"><text:tab/></text:span><text:span text:style-name="T23">private</text:span><text:span text:style-name="T1"> </text:span><text:span text:style-name="T8">string</text:span><text:span text:style-name="T1"> </text:span><text:span text:style-name="T17">password;</text:span></text:p>
      <text:p text:style-name="P14"/>
      <text:p text:style-name="P3"><text:span text:style-name="T1"><text:tab/></text:span><text:span text:style-name="T24">public</text:span><text:span text:style-name="T3"> </text:span><text:span text:style-name="T24">void</text:span><text:span text:style-name="T3"> </text:span><text:span text:style-name="T14">forgotPassword</text:span><text:span text:style-name="T19">(){};</text:span></text:p>
      <text:p text:style-name="P24">}<text:span text:style-name="T2"/></text:p>
      <text:p text:style-name="P14"/>
      <text:p text:style-name="P2"><text:span text:style-name="T23">class</text:span><text:span text:style-name="T1"> </text:span><text:span text:style-name="T13">UserCatalog</text:span><text:span text:style-name="T1"> </text:span><text:span text:style-name="T17">{</text:span></text:p>
      <text:p text:style-name="P2"><text:span text:style-name="T1"><text:tab/></text:span><text:span text:style-name="T23">private</text:span><text:span text:style-name="T1"> </text:span><text:span text:style-name="T8">int</text:span><text:span text:style-name="T1"> </text:span><text:span text:style-name="T17">id;</text:span></text:p>
      <text:p text:style-name="P2"><text:span text:style-name="T1"><text:tab/></text:span><text:span text:style-name="T25">public</text:span><text:span text:style-name="T1"> </text:span><text:span text:style-name="T17">List</text:span><text:span text:style-name="T29">&lt;</text:span><text:span text:style-name="T17">User</text:span><text:span text:style-name="T29">&gt;</text:span><text:span text:style-name="T17">;</text:span><text:span text:style-name="T1"><text:tab/></text:span></text:p>
      <text:p text:style-name="P13"/>
      <text:p text:style-name="P2"><text:span text:style-name="T1"><text:tab/></text:span><text:span text:style-name="T23">public</text:span><text:span text:style-name="T1"> </text:span><text:span text:style-name="T8">bool</text:span><text:span text:style-name="T1"> </text:span><text:span text:style-name="T12">UserExists</text:span><text:span text:style-name="T17">(</text:span><text:span text:style-name="T8">string</text:span><text:span text:style-name="T1"> </text:span><text:span text:style-name="T17">username){};</text:span></text:p>
      <text:p text:style-name="P25">}<text:span text:style-name="T2"/></text:p>
      <text:p text:style-name="P15"/>
      <text:p text:style-name="P16"/>
      <text:p text:style-name="P4"><text:span text:style-name="T23">class</text:span><text:span text:style-name="T1"> </text:span><text:span text:style-name="T13">OneTimePassword</text:span><text:span text:style-name="T1"> </text:span><text:span text:style-name="T17">{</text:span></text:p>
      <text:p text:style-name="P4"><text:span text:style-name="T1"><text:tab/></text:span><text:span text:style-name="T23">private</text:span><text:span text:style-name="T1"> </text:span><text:span text:style-name="T8">int</text:span><text:span text:style-name="T1"> </text:span><text:span text:style-name="T17">id;</text:span></text:p>
      <text:p text:style-name="P4"><text:span text:style-name="T1"><text:tab/></text:span><text:span text:style-name="T23">private</text:span><text:span text:style-name="T1"> </text:span><text:span text:style-name="T8">string</text:span><text:span text:style-name="T1"> </text:span><text:span text:style-name="T17">data;</text:span></text:p>
      <text:p text:style-name="P17"/>
      <text:p text:style-name="P4"><text:span text:style-name="T1"><text:tab/></text:span><text:span text:style-name="T23">public</text:span><text:span text:style-name="T1"> </text:span><text:span text:style-name="T8">bool</text:span><text:span text:style-name="T1"> </text:span><text:span text:style-name="T12">verifyOtp</text:span><text:span text:style-name="T17">(</text:span><text:span text:style-name="T8">string</text:span><text:span text:style-name="T1"> </text:span><text:span text:style-name="T17">username,</text:span><text:span text:style-name="T1"> </text:span><text:span text:style-name="T8">string</text:span><text:span text:style-name="T1"> </text:span><text:span text:style-name="T17">otp){};</text:span></text:p>
      <text:p text:style-name="P26">}<text:span text:style-name="T2"/></text:p>
      <text:p text:style-name="P17"/>
      <text:p text:style-name="P5"><text:span text:style-name="T23">class</text:span><text:span text:style-name="T1"> </text:span><text:span text:style-name="T13">Token</text:span><text:span text:style-name="T1"> </text:span><text:span text:style-name="T17">{</text:span></text:p>
      <text:p text:style-name="P5"><text:span text:style-name="T1"><text:tab/></text:span><text:span text:style-name="T26">private</text:span><text:span text:style-name="T4"> </text:span><text:span text:style-name="T9">int</text:span><text:span text:style-name="T4"> </text:span><text:span text:style-name="T20">id;</text:span></text:p>
      <text:p text:style-name="P5"><text:span text:style-name="T1"><text:tab/></text:span><text:span text:style-name="T26">private</text:span><text:span text:style-name="T4"> </text:span><text:span text:style-name="T9">string</text:span><text:span text:style-name="T4"> </text:span><text:span text:style-name="T20">data;</text:span></text:p>
      <text:p text:style-name="P27">}<text:span text:style-name="T2"/></text:p>
      <text:p text:style-name="P18"/>
      <text:p text:style-name="P5"><text:span text:style-name="T23">class</text:span><text:span text:style-name="T1"> </text:span><text:span text:style-name="T13">TokenCatalog</text:span><text:span text:style-name="T1"> </text:span><text:span text:style-name="T17">{</text:span></text:p>
      <text:p text:style-name="P5"><text:span text:style-name="T1"><text:tab/></text:span><text:span text:style-name="T23">private</text:span><text:span text:style-name="T1"> </text:span><text:span text:style-name="T8">int</text:span><text:span text:style-name="T1"> </text:span><text:span text:style-name="T17">id;</text:span></text:p>
      <text:p text:style-name="P5"><text:span text:style-name="T1"><text:tab/></text:span><text:span text:style-name="T23">public</text:span><text:span text:style-name="T1"> </text:span><text:span text:style-name="T17">List</text:span><text:span text:style-name="T29">&lt;</text:span><text:span text:style-name="T17">Token</text:span><text:span text:style-name="T29">&gt;</text:span><text:span text:style-name="T1"> </text:span><text:span text:style-name="T21">tokens;</text:span></text:p>
      <text:p text:style-name="P18"/>
      <text:p text:style-name="P5"><text:span text:style-name="T1"><text:tab/></text:span><text:span text:style-name="T27">public</text:span><text:span text:style-name="T5"> </text:span><text:span text:style-name="T21">Token</text:span><text:span text:style-name="T5"> </text:span><text:span text:style-name="T15">generateToken</text:span><text:span text:style-name="T21">(</text:span><text:span text:style-name="T10">string</text:span><text:span text:style-name="T5"> </text:span><text:span text:style-name="T21">application,</text:span><text:span text:style-name="T5"> </text:span><text:span text:style-name="T10">string</text:span><text:span text:style-name="T5"> </text:span><text:span text:style-name="T21">resource){};</text:span></text:p>
      <text:p text:style-name="P27">}<text:span text:style-name="T2"/></text:p>
      <text:p text:style-name="P17"/>
      <text:p text:style-name="P6"><text:span text:style-name="T23">class</text:span><text:span text:style-name="T1"> </text:span><text:span text:style-name="T13">Resource</text:span><text:span text:style-name="T1"> </text:span><text:span text:style-name="T17">{</text:span></text:p>
      <text:p text:style-name="P6"><text:span text:style-name="T1"><text:tab/></text:span><text:span text:style-name="T23">private</text:span><text:span text:style-name="T1"> </text:span><text:span text:style-name="T8">int</text:span><text:span text:style-name="T1"> </text:span><text:span text:style-name="T17">id;</text:span></text:p>
      <text:p text:style-name="P6"><text:span text:style-name="T1"><text:tab/></text:span><text:span text:style-name="T23">private</text:span><text:span text:style-name="T1"> </text:span><text:span text:style-name="T8">string</text:span><text:span text:style-name="T1"> </text:span><text:span text:style-name="T17">uri;</text:span></text:p>
      <text:p text:style-name="P28">}<text:span text:style-name="T2"/></text:p>
      <text:p text:style-name="P19"><text:line-break/><text:line-break/></text:p>
      <text:p text:style-name="P6"><text:soft-page-break/><text:span text:style-name="T23">class</text:span><text:span text:style-name="T1"> </text:span><text:span text:style-name="T13">Application</text:span><text:span text:style-name="T1"> </text:span><text:span text:style-name="T17">{</text:span></text:p>
      <text:p text:style-name="P6"><text:span text:style-name="T1"><text:tab/></text:span><text:span text:style-name="T23">private</text:span><text:span text:style-name="T1"> </text:span><text:span text:style-name="T8">int</text:span><text:span text:style-name="T1"> </text:span><text:span text:style-name="T17">id;</text:span></text:p>
      <text:p text:style-name="P6"><text:span text:style-name="T1"><text:tab/></text:span><text:span text:style-name="T23">private</text:span><text:span text:style-name="T1"> </text:span><text:span text:style-name="T8">string</text:span><text:span text:style-name="T1"> </text:span><text:span text:style-name="T17">name;</text:span></text:p>
      <text:p text:style-name="P6"><text:span text:style-name="T1"><text:tab/></text:span><text:span text:style-name="T25">public</text:span><text:span text:style-name="T1"> </text:span><text:span text:style-name="T17">List</text:span><text:span text:style-name="T29">&lt;</text:span><text:span text:style-name="T17">Resource</text:span><text:span text:style-name="T29">&gt;</text:span><text:span text:style-name="T1"> </text:span><text:span text:style-name="T17">resources;</text:span></text:p>
      <text:p text:style-name="P19"/>
      <text:p text:style-name="P6"><text:span text:style-name="T1"><text:tab/></text:span><text:span text:style-name="T23">public</text:span><text:span text:style-name="T1"> </text:span><text:span text:style-name="T23">void</text:span><text:span text:style-name="T1"> </text:span><text:span text:style-name="T12">addApiResource</text:span><text:span text:style-name="T17">(</text:span><text:span text:style-name="T8">string</text:span><text:span text:style-name="T1"> </text:span><text:span text:style-name="T17">resourceUri){};</text:span></text:p>
      <text:p text:style-name="P28">}<text:span text:style-name="T2"/></text:p>
      <text:p text:style-name="P19"/>
      <text:p text:style-name="P7"><text:span text:style-name="T23">class</text:span><text:span text:style-name="T1"> </text:span><text:span text:style-name="T13">ApplicationCatalog</text:span><text:span text:style-name="T1"> </text:span><text:span text:style-name="T17">{</text:span></text:p>
      <text:p text:style-name="P7"><text:span text:style-name="T1"><text:tab/></text:span><text:span text:style-name="T23">private</text:span><text:span text:style-name="T1"> </text:span><text:span text:style-name="T8">int</text:span><text:span text:style-name="T1"> </text:span><text:span text:style-name="T17">id;</text:span></text:p>
      <text:p text:style-name="P7"><text:span text:style-name="T1"><text:tab/></text:span><text:span text:style-name="T23">public</text:span><text:span text:style-name="T1"> </text:span><text:span text:style-name="T17">List</text:span><text:span text:style-name="T29">&lt;</text:span><text:span text:style-name="T17">Application</text:span><text:span text:style-name="T29">&gt;</text:span><text:span text:style-name="T1"> </text:span><text:span text:style-name="T17">applications;</text:span></text:p>
      <text:p text:style-name="P20"/>
      <text:p text:style-name="P7"><text:span text:style-name="T1"><text:tab/></text:span><text:span text:style-name="T28">public</text:span><text:span text:style-name="T6"> </text:span><text:span text:style-name="T28">void</text:span><text:span text:style-name="T6"> </text:span><text:span text:style-name="T16">updateApplicationRecord</text:span><text:span text:style-name="T22">(</text:span><text:span text:style-name="T11">string</text:span><text:span text:style-name="T6"> </text:span><text:span text:style-name="T22">resoruceUri,</text:span><text:span text:style-name="T6"> </text:span><text:span text:style-name="T11">string</text:span><text:span text:style-name="T6"> </text:span><text:span text:style-name="T22">secret){};</text:span></text:p>
      <text:p text:style-name="P7"><text:span text:style-name="T1"><text:tab/></text:span><text:span text:style-name="T28">public</text:span><text:span text:style-name="T6"> </text:span><text:span text:style-name="T11">bool</text:span><text:span text:style-name="T6"> </text:span><text:span text:style-name="T16">applicationExists</text:span><text:span text:style-name="T22">(</text:span><text:span text:style-name="T11">string</text:span><text:span text:style-name="T6"> </text:span><text:span text:style-name="T22">application,</text:span><text:span text:style-name="T6"> </text:span><text:span text:style-name="T11">string</text:span><text:span text:style-name="T6"> </text:span><text:span text:style-name="T22">resource){};</text:span></text:p>
      <text:p text:style-name="P8"><text:span text:style-name="T7"><text:tab/></text:span><text:span text:style-name="T28">public</text:span><text:span text:style-name="T6"> </text:span><text:span text:style-name="T11">bool</text:span><text:span text:style-name="T6"> </text:span><text:span text:style-name="T16">verifySecret</text:span><text:span text:style-name="T22">(</text:span><text:span text:style-name="T11">string</text:span><text:span text:style-name="T6"> </text:span><text:span text:style-name="T22">resource,</text:span><text:span text:style-name="T6"> </text:span><text:span text:style-name="T11">string</text:span><text:span text:style-name="T6"> </text:span><text:span text:style-name="T22">secret){};</text:span></text:p>
      <text:p text:style-name="P29">}<text:span text:style-name="T2"/></text:p>
      <text:p text:style-name="P17"/>
      <text:p text:style-name="P9"><text:span text:style-name="T23">class</text:span><text:span text:style-name="T1"> </text:span><text:span text:style-name="T13">Key</text:span><text:span text:style-name="T1"> </text:span><text:span text:style-name="T17">{</text:span></text:p>
      <text:p text:style-name="P9"><text:span text:style-name="T1"><text:tab/></text:span><text:span text:style-name="T23">private</text:span><text:span text:style-name="T1"> </text:span><text:span text:style-name="T8">int</text:span><text:span text:style-name="T1"> </text:span><text:span text:style-name="T17">id;</text:span></text:p>
      <text:p text:style-name="P9"><text:span text:style-name="T1"><text:tab/></text:span><text:span text:style-name="T23">private</text:span><text:span text:style-name="T1"> </text:span><text:span text:style-name="T8">string</text:span><text:span text:style-name="T1"> </text:span><text:span text:style-name="T17">name;</text:span></text:p>
      <text:p text:style-name="P9"><text:span text:style-name="T1"><text:tab/></text:span><text:span text:style-name="T23">private</text:span><text:span text:style-name="T1"> </text:span><text:span text:style-name="T8">string</text:span><text:span text:style-name="T1"> </text:span><text:span text:style-name="T17">data;</text:span></text:p>
      <text:p text:style-name="P30">}<text:span text:style-name="T2"/></text:p>
      <text:p text:style-name="P21"/>
      <text:p text:style-name="P9"><text:span text:style-name="T23">class</text:span><text:span text:style-name="T1"> </text:span><text:span text:style-name="T13">KeyCatalog</text:span><text:span text:style-name="T1"> </text:span><text:span text:style-name="T17">{</text:span></text:p>
      <text:p text:style-name="P9"><text:span text:style-name="T1"><text:tab/></text:span><text:span text:style-name="T23">private</text:span><text:span text:style-name="T1"> </text:span><text:span text:style-name="T8">int</text:span><text:span text:style-name="T1"> </text:span><text:span text:style-name="T17">id;</text:span></text:p>
      <text:p text:style-name="P9"><text:span text:style-name="T1"><text:tab/></text:span><text:span text:style-name="T23">public</text:span><text:span text:style-name="T1"> </text:span><text:span text:style-name="T17">List</text:span><text:span text:style-name="T29">&lt;</text:span><text:span text:style-name="T17">Key</text:span><text:span text:style-name="T29">&gt;</text:span><text:span text:style-name="T1"> </text:span><text:span text:style-name="T17">keys;</text:span></text:p>
      <text:p text:style-name="P21"/>
      <text:p text:style-name="P9"><text:span text:style-name="T1"><text:tab/></text:span><text:span text:style-name="T23">public</text:span><text:span text:style-name="T1"> </text:span><text:span text:style-name="T17">Key</text:span><text:span text:style-name="T1"> </text:span><text:span text:style-name="T12">getKey</text:span><text:span text:style-name="T17">(</text:span><text:span text:style-name="T8">string</text:span><text:span text:style-name="T1"> </text:span><text:span text:style-name="T17">username){};</text:span></text:p>
      <text:p text:style-name="P9"><text:span text:style-name="T1"><text:tab/></text:span><text:span text:style-name="T23">public</text:span><text:span text:style-name="T1"> </text:span><text:span text:style-name="T23">void</text:span><text:span text:style-name="T1"> </text:span><text:span text:style-name="T12">generateKey</text:span><text:span text:style-name="T17">(</text:span><text:span text:style-name="T8">string</text:span><text:span text:style-name="T1"> </text:span><text:span text:style-name="T17">username){};</text:span></text:p>
      <text:p text:style-name="P30">}<text:span text:style-name="T2"/></text:p>
      <text:p text:style-name="P21"/>
      <text:p text:style-name="P10"><text:span text:style-name="T23">class</text:span><text:span text:style-name="T1"> </text:span><text:span text:style-name="T13">Credential</text:span><text:span text:style-name="T1"> </text:span><text:span text:style-name="T17">{</text:span></text:p>
      <text:p text:style-name="P10"><text:span text:style-name="T1"><text:tab/></text:span><text:span text:style-name="T23">private</text:span><text:span text:style-name="T1"> </text:span><text:span text:style-name="T8">int</text:span><text:span text:style-name="T1"> </text:span><text:span text:style-name="T17">id;</text:span></text:p>
      <text:p text:style-name="P10"><text:span text:style-name="T1"><text:tab/></text:span><text:span text:style-name="T23">private</text:span><text:span text:style-name="T1"> </text:span><text:span text:style-name="T8">string</text:span><text:span text:style-name="T1"> </text:span><text:span text:style-name="T17">data;</text:span></text:p>
      <text:p text:style-name="P31">}<text:span text:style-name="T2"/></text:p>
      <text:p text:style-name="P22"/>
      <text:p text:style-name="P10"><text:span text:style-name="T23">class</text:span><text:span text:style-name="T1"> </text:span><text:span text:style-name="T13">CredentialCatalog</text:span><text:span text:style-name="T1"> </text:span><text:span text:style-name="T17">{</text:span></text:p>
      <text:p text:style-name="P10"><text:span text:style-name="T1"><text:tab/></text:span><text:span text:style-name="T23">private</text:span><text:span text:style-name="T1"> </text:span><text:span text:style-name="T8">int</text:span><text:span text:style-name="T1"> </text:span><text:span text:style-name="T17">id;</text:span></text:p>
      <text:p text:style-name="P10"><text:span text:style-name="T1"><text:tab/></text:span><text:span text:style-name="T23">public</text:span><text:span text:style-name="T1"> </text:span><text:span text:style-name="T17">List</text:span><text:span text:style-name="T29">&lt;</text:span><text:span text:style-name="T17">Credential</text:span><text:span text:style-name="T29">&gt;</text:span><text:span text:style-name="T1"> </text:span><text:span text:style-name="T17">credentials;</text:span></text:p>
      <text:p text:style-name="P22"/>
      <text:p text:style-name="P10"><text:span text:style-name="T1"><text:tab/></text:span><text:span text:style-name="T23">public</text:span><text:span text:style-name="T1"> </text:span><text:span text:style-name="T17">Credential</text:span><text:span text:style-name="T1"> </text:span><text:span text:style-name="T12">getCredentials</text:span><text:span text:style-name="T17">(</text:span><text:span text:style-name="T8">string</text:span><text:span text:style-name="T1"> </text:span><text:span text:style-name="T17">username){};</text:span></text:p>
      <text:p text:style-name="P10"><text:span text:style-name="T1"><text:tab/></text:span><text:span text:style-name="T23">public</text:span><text:span text:style-name="T1"> </text:span><text:span text:style-name="T23">void</text:span><text:span text:style-name="T1"> </text:span><text:span text:style-name="T12">generateCreds</text:span><text:span text:style-name="T17">(</text:span><text:span text:style-name="T8">string</text:span><text:span text:style-name="T1"> </text:span><text:span text:style-name="T17">username,</text:span><text:span text:style-name="T1"> </text:span><text:span text:style-name="T8">string</text:span><text:span text:style-name="T1"> </text:span><text:span text:style-name="T17">password){};</text:span></text:p>
      <text:p text:style-name="P3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21:28:45.394406863</meta:creation-date>
    <dc:date>2024-04-24T22:06:16.872714395</dc:date>
    <meta:editing-duration>PT37M17S</meta:editing-duration>
    <meta:editing-cycles>26</meta:editing-cycles>
    <meta:generator>LibreOffice/24.2.0.3$Linux_X86_64 LibreOffice_project/420$Build-3</meta:generator>
    <meta:document-statistic meta:table-count="0" meta:image-count="0" meta:object-count="0" meta:page-count="2" meta:paragraph-count="73" meta:word-count="220" meta:character-count="1742" meta:non-whitespace-character-count="1544"/>
  </office:meta>
</office:document-meta>
</file>